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.37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64.68mm"/>
    </style:style>
    <style:style style:name="co5" style:family="table-column">
      <style:table-column-properties fo:break-before="auto" style:column-width="70.06mm"/>
    </style:style>
    <style:style style:name="co6" style:family="table-column">
      <style:table-column-properties fo:break-before="auto" style:column-width="69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]+[.B1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]+[.B2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]+[.B3]"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]+[.B4]"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5]+[.B5]"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]+[.B6]"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7]+[.B7]"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8]+[.B8]" office:value-type="float" office:value="0" calcext:value-type="float">
            <text:p>0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9]+[.B9]"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10]+[.B10]"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1]+[.B11]"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2]+[.B12]"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13]+[.B13]"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4]+[.B14]"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15]+[.B15]"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6]+[.B16]"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7]+[.B17]" office:value-type="float" office:value="3" calcext:value-type="float">
            <text:p>3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8]+[.B18]"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9]+[.B19]"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0]+[.B20]"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1]+[.B21]"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22]+[.B22]" office:value-type="float" office:value="1" calcext:value-type="float">
            <text:p>1</text:p>
          </table:table-cell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3]+[.B23]"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4]+[.B24]" office:value-type="float" office:value="2" calcext:value-type="float">
            <text:p>2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5]+[.B25]"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6]+[.B26]"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27]+[.B27]"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8]+[.B28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9]+[.B29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0]+[.B30]"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1]+[.B31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2]+[.B32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3]+[.B33]"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34]+[.B34]"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5]+[.B35]"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6]+[.B36]"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37]+[.B37]" office:value-type="float" office:value="1" calcext:value-type="float">
            <text:p>1</text:p>
          </table:table-cell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38]+[.B38]" office:value-type="float" office:value="1" calcext:value-type="float">
            <text:p>1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9]+[.B39]"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0]+[.B40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1]+[.B41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42]+[.B42]"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3]+[.B43]"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4]+[.B44]"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45]+[.B45]"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6]+[.B46]"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47]+[.B47]" office:value-type="float" office:value="0" calcext:value-type="float">
            <text:p>0</text:p>
          </table:table-cell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8"/>
        </table:table-row>
        <table:table-row table:style-name="ro1">
          <table:table-cell/>
          <table:table-cell table:style-name="ce11"/>
          <table:table-cell table:formula="of:=[.A48]+[.B48]" office:value-type="float" office:value="0" calcext:value-type="float">
            <text:p>0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9]+[.B49]" office:value-type="float" office:value="3" calcext:value-type="float">
            <text:p>3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0]+[.B50]"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1]+[.B51]"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/>
          <table:table-cell table:style-name="ce11"/>
          <table:table-cell table:formula="of:=[.A52]+[.B52]" office:value-type="float" office:value="0" calcext:value-type="float">
            <text:p>0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53]+[.B53]" office:value-type="float" office:value="3" calcext:value-type="float">
            <text:p>3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4]+[.B54]"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5]+[.B55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6]+[.B56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57]+[.B57]"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58]+[.B58]"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9]+[.B59]"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0]+[.B60]"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1]+[.B61]"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62]+[.B62]"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3]+[.B63]"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4]+[.B64]"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65]+[.B65]" office:value-type="float" office:value="1" calcext:value-type="float">
            <text:p>1</text:p>
          </table:table-cell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6]+[.B66]"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67]+[.B67]" office:value-type="float" office:value="0" calcext:value-type="float">
            <text:p>0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8]+[.B68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9]+[.B69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0]+[.B70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1]+[.B71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2]+[.B72]"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73]+[.B73]" office:value-type="float" office:value="3" calcext:value-type="float">
            <text:p>3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4]+[.B74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5]+[.B75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/>
          <table:table-cell table:style-name="ce11"/>
          <table:table-cell table:formula="of:=[.A76]+[.B76]" office:value-type="float" office:value="0" calcext:value-type="float">
            <text:p>0</text:p>
          </table:table-cell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/>
          <table:table-cell table:formula="of:=[.A77]+[.B77]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A78]+[.B78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79]+[.B79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/>
          <table:table-cell table:formula="of:=[.A80]+[.B80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1]+[.B81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/>
          <table:table-cell table:formula="of:=[.A82]+[.B82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3]+[.B83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4]+[.B84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A85]+[.B85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lt</text:p>
          </table:table-cell>
          <table:table-cell table:style-name="Default" office:value-type="string" calcext:value-type="string">
            <text:p>Neu</text:p>
          </table:table-cell>
          <table:table-cell table:style-name="Default" office:value-type="string" calcext:value-type="string">
            <text:p>Summe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(01/2019)</text:p>
          </table:table-cell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5:03:19.4921010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5:13:29.279152821</dc:date>
    <meta:editing-duration>PT17H19M33S</meta:editing-duration>
    <meta:editing-cycles>55</meta:editing-cycles>
    <meta:generator>LibreOffice/6.1.4.2$Linux_X86_64 LibreOffice_project/10$Build-2</meta:generator>
    <meta:document-statistic meta:table-count="1" meta:cell-count="449" meta:object-count="0"/>
  </office:meta>
</office:document-meta>
</file>